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F000000774205BB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4" svg:font-family="Arial" style:font-pitch="variable" style:font-charset="x-symbol"/>
    <style:font-face style:name="Droid Sans Fallback2" svg:font-family="'Droid Sans Fallback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Arial3" svg:font-family="Arial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Calibri2" svg:font-family="Calibri"/>
    <style:font-face style:name="Arial1" svg:font-family="Arial" style:font-family-generic="swiss"/>
    <style:font-face style:name="Calibri3" svg:font-family="Calibri" style:font-family-generic="swiss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67cm"/>
    </style:style>
    <style:style style:name="pr5" style:family="presentation" style:parent-style-name="Default-outline1">
      <style:graphic-properties fo:min-height="11.04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style:font-independent-line-spacing="true"/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el 1" presentation:style-name="pr1" draw:text-style-name="P2" draw:layer="layout" svg:width="25.256cm" svg:height="5.26cm" svg:x="0.04cm" svg:y="4.725cm" presentation:class="title" presentation:user-transformed="true">
          <draw:text-box>
            <text:p text:style-name="P1"><text:span text:style-name="T1">Todo title</text:span></text:p>
          </draw:text-box>
        </draw:frame>
        <draw:frame draw:name="Untertitel 2" presentation:style-name="pr2" draw:text-style-name="P3" draw:layer="layout" svg:width="17.779cm" svg:height="5.953cm" svg:x="4.051cm" svg:y="10.489cm" presentation:class="subtitle" presentation:user-transformed="true">
          <draw:text-box>
            <text:p><text:span text:style-name="T2"/></text:p>
            <text:p><text:span text:style-name="T2"/></text:p>
            <text:p><text:span text:style-name="T2">Todo Name</text:span></text:p>
            <text:p><text:span text:style-name="T2">Department of Computer Science</text:span></text:p>
            <text:p><text:span text:style-name="T2">Technical University of Munich, Germany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2.659cm" svg:height="1.467cm" svg:x="1.359cm" svg:y="1.904cm" presentation:class="title">
          <draw:text-box>
            <text:p>Outline</text:p>
          </draw:text-box>
        </draw:frame>
        <draw:frame presentation:style-name="pr5" draw:layer="layout" svg:width="22.631cm" svg:height="11.049cm" svg:x="1.41cm" svg:y="3.684cm" presentation:class="outline">
          <draw:text-box>
            <text:list text:style-name="L2">
              <text:list-item>
                <text:p>Introduction</text:p>
              </text:list-item>
              <text:list-item>
                <text:p>Motivating Example</text:p>
              </text:list-item>
              <text:list-item>
                <text:p>System Overview</text:p>
              </text:list-item>
              <text:list-item>
                <text:p>Algorithm</text:p>
              </text:list-item>
              <text:list-item>
                <text:p>Evaluation</text:p>
              </text:list-item>
              <text:list-item>
                <text:p>Tool Demo</text:p>
              </text:list-item>
              <text:list-item>
                <text:p>Conclusion and 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2.659cm" svg:height="1.467cm" svg:x="1.359cm" svg:y="1.904cm" presentation:class="title">
          <draw:text-box>
            <text:p>Outline</text:p>
          </draw:text-box>
        </draw:frame>
        <draw:frame presentation:style-name="pr5" draw:layer="layout" svg:width="22.631cm" svg:height="11.049cm" svg:x="1.41cm" svg:y="3.684cm" presentation:class="outline">
          <draw:text-box>
            <text:list text:style-name="L2">
              <text:list-item>
                <text:p>Introduction</text:p>
              </text:list-item>
              <text:list-item>
                <text:p><text:span text:style-name="T3">Motivating Example</text:span></text:p>
              </text:list-item>
              <text:list-item>
                <text:p><text:span text:style-name="T3">System Overview</text:span></text:p>
              </text:list-item>
              <text:list-item>
                <text:p><text:span text:style-name="T3">Algorithm</text:span></text:p>
              </text:list-item>
              <text:list-item>
                <text:p><text:span text:style-name="T3">Evaluation</text:span></text:p>
              </text:list-item>
              <text:list-item>
                <text:p><text:span text:style-name="T3">Tool Demo</text:span></text:p>
              </text:list-item>
              <text:list-item>
                <text:p><text:span text:style-name="T3">Conclusion and Future Wor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4" svg:font-family="Arial" style:font-pitch="variable" style:font-charset="x-symbol"/>
    <style:font-face style:name="Droid Sans Fallback2" svg:font-family="'Droid Sans Fallback'" style:font-pitch="variable" style:font-charset="x-symbol"/>
    <style:font-face style:name="Lohit Hindi2" svg:font-family="'Lohit Hind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Arial3" svg:font-family="Arial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Calibri2" svg:font-family="Calibri"/>
    <style:font-face style:name="Arial1" svg:font-family="Arial" style:font-family-generic="swiss"/>
    <style:font-face style:name="Calibri3" svg:font-family="Calibri" style:font-family-generic="swiss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32pt" fo:letter-spacing="normal" fo:language="de" fo:country="DE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bold" style:font-name-complex="Lohit Hindi" style:font-family-complex="'Lohit Hindi'" style:font-family-generic-complex="system" style:font-pitch-complex="variable" style:font-size-complex="32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presentation:display-header="tru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0066cc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line draw:name="Gerade Verbindung 12" draw:style-name="Mgr3" draw:text-style-name="MP5" draw:layer="backgroundobjects" svg:x1="1.298cm" svg:y1="1.724cm" svg:x2="24.101cm" svg:y2="1.724cm">
        <text:p/>
      </draw:line>
      <draw:line draw:name="Gerade Verbindung 13" draw:style-name="Mgr3" draw:text-style-name="MP5" draw:layer="backgroundobjects" svg:x1="1.298cm" svg:y1="17.325cm" svg:x2="24.101cm" svg:y2="17.325cm">
        <text:p/>
      </draw:line>
      <draw:frame draw:name="Grafik 11" draw:style-name="Mgr4" draw:text-style-name="MP5" draw:layer="backgroundobjects" svg:width="6.907cm" svg:height="0.969cm" svg:x="17.173cm" svg:y="0.583cm">
        <draw:image xlink:href="Pictures/100002010000034F000000774205BBEF.png" xlink:type="simple" xlink:show="embed" xlink:actuate="onLoad">
          <text:p/>
        </draw:image>
      </draw:frame>
      <draw:frame draw:name="Titel 1" presentation:style-name="Default-title" draw:layer="backgroundobjects" svg:width="22.659cm" svg:height="1.467cm" svg:x="1.359cm" svg:y="1.904cm" presentation:class="title" presentation:placeholder="true" presentation:user-transformed="true">
        <draw:text-box/>
      </draw:frame>
      <draw:frame presentation:style-name="Default-outline1" draw:layer="backgroundobjects" svg:width="22.631cm" svg:height="11.049cm" svg:x="1.41cm" svg:y="3.684cm" presentation:class="outline" presentation:placeholder="true">
        <draw:text-box/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muntean</meta:initial-creator>
    <meta:creation-date>2015-06-09T11:56:58</meta:creation-date>
    <dc:date>2016-11-03T08:49:23.648965759</dc:date>
    <meta:editing-duration>P1DT17H49M9S</meta:editing-duration>
    <meta:editing-cycles>622</meta:editing-cycles>
    <meta:generator>LibreOffice/4.4.6.3$Linux_X86_64 LibreOffice_project/40m0$Build-3</meta:generator>
    <meta:document-statistic meta:object-count="34"/>
  </office:meta>
</office:document-meta>
</file>